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licat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7$Build-9157</meta:generator>
    <meta:creation-date>2007-06-01T15:23:41</meta:creation-date>
    <dc:date>2007-06-01T15:26:10</dc:date>
    <dc:language>en-US</dc:language>
    <meta:editing-cycles>2</meta:editing-cycles>
    <meta:editing-duration>PT2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11"/>
  </office:meta>
</office:document-meta>
</file>